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47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47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47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4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Noviembre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621387.92" calcext:value-type="float">
            <text:p>$ 621.387,9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335520" calcext:value-type="float">
            <text:p>$ 335.52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847903" calcext:value-type="float">
            <text:p>$ 847.903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307920" calcext:value-type="float">
            <text:p>$ 307.92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202204" calcext:value-type="float">
            <text:p>$ 202.20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1127970" calcext:value-type="float">
            <text:p>$ 1.127.970,00</text:p>
          </table:table-cell>
          <table:table-cell table:style-name="ce26" office:value-type="string" calcext:value-type="string">
            <text:p>Calendarios Liturgicos</text:p>
          </table:table-cell>
          <table:table-cell table:style-name="ce16" office:value-type="float" office:value="229629" calcext:value-type="float">
            <text:p>$ 229.629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467910" calcext:value-type="float">
            <text:p>$ 467.91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110993" calcext:value-type="float">
            <text:p>$ 110.993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711727" calcext:value-type="float">
            <text:p>$ 711.727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92000" calcext:value-type="float">
            <text:p>$ 492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38820" calcext:value-type="float">
            <text:p>$ 38.820,00</text:p>
          </table:table-cell>
          <table:table-cell table:style-name="ce26" office:value-type="string" calcext:value-type="string">
            <text:p>Jardines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213400" calcext:value-type="float">
            <text:p>$ 213.400,00</text:p>
          </table:table-cell>
          <table:table-cell table:style-name="ce26" office:value-type="string" calcext:value-type="string">
            <text:p>Arreglos San Eduardo</text:p>
          </table:table-cell>
          <table:table-cell table:style-name="ce16" office:value-type="float" office:value="1700000" calcext:value-type="float">
            <text:p>$ 1.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3203267" calcext:value-type="float">
            <text:p>$ 3.203.267,00</text:p>
          </table:table-cell>
          <table:table-cell table:style-name="ce26" office:value-type="string" calcext:value-type="string">
            <text:p>Correo</text:p>
          </table:table-cell>
          <table:table-cell table:style-name="ce16" office:value-type="float" office:value="4400" calcext:value-type="float">
            <text:p>$ 4.4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61876" calcext:value-type="float">
            <text:p>$ 61.87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Arreglo Volkswagen</text:p>
          </table:table-cell>
          <table:table-cell table:style-name="ce16" office:value-type="float" office:value="393000" calcext:value-type="float">
            <text:p>$ 393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eguro Diocesano</text:p>
          </table:table-cell>
          <table:table-cell table:style-name="ce16" office:value-type="float" office:value="120000" calcext:value-type="float">
            <text:p>$ 12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Limpieza templos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300000" calcext:value-type="float">
            <text:p>$ 3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ueldo Irene</text:p>
          </table:table-cell>
          <table:table-cell table:style-name="ce16" office:value-type="float" office:value="364000" calcext:value-type="float">
            <text:p>$ 36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acerdotes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2640000" calcext:value-type="float">
            <text:p>$ 2.64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320326.7" calcext:value-type="float">
            <text:p>$ 320.326,7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4]+[.C23]" office:value-type="float" office:value="5843267" calcext:value-type="float">
            <text:p>$ 5.843.267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4])" office:value-type="float" office:value="6867719.62" calcext:value-type="float">
            <text:p>$ 6.867.719,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Déficit</text:p>
          </table:table-cell>
          <table:table-cell table:style-name="ce36" table:formula="of:=[.C26]-[.E26]" office:value-type="float" office:value="-1024452.62" calcext:value-type="float">
            <text:p>-$ 1.024.452,6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/>
          <table:table-cell table:style-name="ce30" table:number-columns-repeated="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/>
          <table:table-cell table:style-name="ce14" table:number-columns-repeated="3"/>
          <table:table-cell table:style-name="ce20"/>
          <table:table-cell table:number-columns-repeated="1018"/>
        </table:table-row>
        <table:table-row table:style-name="ro5" table:number-rows-repeated="2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8">
      <number:month/>
      <number:text>/</number:text>
      <number:day/>
      <number:text>/</number:text>
      <number:year number:style="long"/>
    </number:date-style>
    <number:time-style style:name="N137">
      <number:hours/>
      <number:text>:</number:text>
      <number:minutes number:style="long"/>
    </number:tim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minutes number:style="long"/>
      <number:text>:</number:text>
      <number:seconds number:style="long"/>
    </number:tim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47P0" style:volatile="true">
      <number:text>$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15">
      <number:month number:textual="true"/>
      <number:text>-</number:text>
      <number:year/>
    </number:date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currency-style style:name="N11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12-07T14:50:08.798647685</dc:date>
    <meta:editing-cycles>123</meta:editing-cycles>
    <meta:editing-duration>PT11H28M57S</meta:editing-duration>
    <meta:generator>LibreOffice/7.3.7.2$Linux_X86_64 LibreOffice_project/30$Build-2</meta:generator>
    <meta:print-date>2025-12-03T19:28:39.974132921</meta:print-date>
    <meta:document-statistic meta:table-count="1" meta:cell-count="64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